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25cm" svg:height="10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8cm" svg:x="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4cm" svg:x="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8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4cm" svg:x="1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cm" svg:height="2cm" svg:x="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2cm" svg:x="1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cm" svg:x="1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4.5cm" svg:x="6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8cm" svg:x="2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3cm" svg:x="1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3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2.5cm" svg:x="16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alter Pirri</meta:initial-creator>
    <meta:creation-date>2010-08-14T14:47:21</meta:creation-date>
    <dc:date>2010-08-14T15:15:42</dc:date>
    <dc:creator>Walter Pirri</dc:creator>
    <meta:editing-duration>PT00H28M23S</meta:editing-duration>
    <meta:editing-cycles>5</meta:editing-cycles>
    <meta:generator>OpenOffice.org/3.1$Linux OpenOffice.org_project/310m19$Build-9420</meta:generator>
    <meta:document-statistic meta:object-count="18"/>
  </office:meta>
</office:document-meta>
</file>